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0eb6e" officeooo:paragraph-rsid="0020eb6e" fo:background-color="transparent" style:font-style-asian="normal" style:font-weight-asian="normal" style:font-style-complex="normal" style:font-weight-complex="normal"/>
    </style:style>
    <style:style style:name="P147" style:family="paragraph" style:parent-style-name="Heading_20_1">
      <style:paragraph-properties fo:margin-left="0in" fo:margin-right="0in" fo:text-align="center" style:justify-single-word="false" fo:text-indent="0.1965in"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d4789"/>
    </style:style>
    <style:style style:name="T80" style:family="text">
      <style:text-properties officeooo:rsid="001f427a"/>
    </style:style>
    <style:style style:name="T81" style:family="text">
      <style:text-properties officeooo:rsid="0020eb6e"/>
    </style:style>
    <style:style style:name="T82" style:family="text">
      <style:text-properties officeooo:rsid="00222adb"/>
    </style:style>
    <style:style style:name="T83" style:family="text">
      <style:text-properties officeooo:rsid="0024da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3"/>
      <text:h text:style-name="P14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8689600678707044903"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text:soft-page-break/>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text:soft-page-break/>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oft-page-break/><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text:soft-page-break/>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9"><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text:soft-page-break/>–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oft-page-break/><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text:soft-page-break/>–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text:soft-page-break/>–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text:soft-page-break/>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text:soft-page-break/>Ну охренеть! Я же ещё и виноват!</text:p>
      <text:p text:style-name="P48"/>
      <text:h text:style-name="P148"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text:soft-page-break/>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text:soft-page-break/>–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text:soft-page-break/>–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text:soft-page-break/>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text:soft-page-break/>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text:soft-page-break/>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text:soft-page-break/>–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text:soft-page-break/>–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text:soft-page-break/>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text:soft-page-break/>–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text:soft-page-break/>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soft-page-break/>…</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8"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text:soft-page-break/>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text:span><text:soft-page-break/><text:span text:style-name="T40">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4">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4">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text:soft-page-break/></text:p>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oft-page-break/><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text:span><text:soft-page-break/><text:span text:style-name="T27">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oft-page-break/><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oft-page-break/><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oft-page-break/><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9"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text:span text:style-name="T81">будут</text:span>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text:soft-page-break/>–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text:soft-page-break/>–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text:soft-page-break/></text:p>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text:soft-page-break/></text:p>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2">А ч</text:span>то случилось с кракеном?</text:p>
      <text:p text:style-name="P53">– Он провалился в <text:span text:style-name="T62">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text:p>
      <text:p text:style-name="P53">Я осторожно качаю головой, стараясь не вызвать боль.</text:p>
      <text:p text:style-name="P53"><text:soft-page-break/>–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text:span text:style-name="T83">сюда </text:span>спускалась, меня трижды чуть не сбили.</text:p>
      <text:p text:style-name="P53">Над развалинами выстреливает пландерсид, целясь в пролетающего в вышине <text:span text:style-name="T81">В</text:span>ондерболта. <text:span text:style-name="T79">Тот еле уворачивается от молниеносного удара, оставляя в воздухе дюжину перьев.</text:span></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text:span text:style-name="T80">их много и </text:span>на близкой дистанции увернуться от них будет трудновато. <text:span text:style-name="T79">По плану, Луна должна была прикрывать нас во время посадки.</text:span></text:p>
      <text:p text:style-name="P146">Я забираюсь по <text:span text:style-name="T82">груде камней к краю стены и осторожно выглядываю наружу. Провал зияет на том месте, где ещё недавно плескалось поддерживаемое кракеном озеро. </text:span></text:p>
      <text:p text:style-name="P146"/>
      <text:p text:style-name="P146"/>
      <text:p text:style-name="P146"/>
      <text:p text:style-name="P146">Прекрасно! </text:p>
      <text:p text:style-name="P53"/>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39"><text:span text:style-name="T11">&lt;</text:span><text:span text:style-name="T25">Дэш утешает Анона, старается приободрить его</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oft-page-break/><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text:soft-page-break/>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0"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50"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text:soft-page-break/>–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text:soft-page-break/></text:p>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text:soft-page-break/>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text:soft-page-break/>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text:soft-page-break/>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text:soft-page-break/>–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text:soft-page-break/>–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8" text:outline-level="2">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oft-page-break/><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text:soft-page-break/>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text:soft-page-break/></text:p>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text:soft-page-break/>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text:soft-page-break/></text:p>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text:soft-page-break/>–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text:soft-page-break/>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7">Я подозрительно посмотрел на Анакорна.</text:p>
      <text:p text:style-name="P106"><text:span text:style-name="T17">–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text:soft-page-break/></text:p>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text:soft-page-break/>–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8T14:11:29.219943721</dc:date>
    <meta:editing-duration>P141DT3H2M10S</meta:editing-duration>
    <meta:editing-cycles>8723</meta:editing-cycles>
    <meta:generator>LibreOffice/5.1.6.2$Linux_X86_64 LibreOffice_project/10m0$Build-2</meta:generator>
    <meta:document-statistic meta:table-count="0" meta:image-count="0" meta:object-count="0" meta:page-count="222" meta:paragraph-count="4670" meta:word-count="98769" meta:character-count="654412" meta:non-whitespace-character-count="555838"/>
  </office:meta>
</office:document-meta>
</file>